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8.07cm"/>
    </style:style>
    <style:style style:name="co4" style:family="table-column">
      <style:table-column-properties fo:break-before="auto" style:column-width="5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6379" table:default-cell-style-name="ce3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%rek</text:p>
          </table:table-cell>
          <table:table-cell table:style-name="ce1" office:value-type="string" calcext:value-type="string">
            <text:p>%rjo</text:p>
          </table:table-cell>
          <table:table-cell table:style-name="ce1" office:value-type="string" calcext:value-type="string">
            <text:p>%r9</text:p>
          </table:table-cell>
          <table:table-cell table:number-columns-repeated="1637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char* read_addr</text:p>
          </table:table-cell>
          <table:table-cell table:style-name="ce1" office:value-type="string" calcext:value-type="string">
            <text:p>char* write_addr</text:p>
          </table:table-cell>
          <table:table-cell table:style-name="ce1" office:value-type="string" calcext:value-type="string">
            <text:p><text:s/>int read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char* buf_addr</text:p>
          </table:table-cell>
          <table:table-cell table:style-name="ce1" office:value-type="string" calcext:value-type="string">
            <text:p>char *write_addr</text:p>
          </table:table-cell>
          <table:table-cell table:style-name="ce1" office:value-type="string" calcext:value-type="string">
            <text:p>int write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pen</text:p>
          </table:table-cell>
          <table:table-cell table:number-columns-repeated="1638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se</text:p>
          </table:table-cell>
          <table:table-cell table:number-columns-repeated="163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ill</text:p>
          </table:table-cell>
          <table:table-cell table:number-columns-repeated="1638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leep</text:p>
          </table:table-cell>
          <table:table-cell table:number-columns-repeated="1638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t Window</text:p>
          </table:table-cell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00-00-00</text:date>, <text:time style:data-style-name="N2" text:time-value="23:02:36.359648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1:29:06.459923756</meta:creation-date>
    <dc:date>2024-09-23T23:20:20.969800077</dc:date>
    <meta:editing-duration>PT1H56M18S</meta:editing-duration>
    <meta:editing-cycles>6</meta:editing-cycles>
    <meta:generator>LibreOffice/24.2.6.2$Linux_X86_64 LibreOffice_project/420$Build-2</meta:generator>
    <meta:document-statistic meta:table-count="1" meta:cell-count="25" meta:object-count="0"/>
  </office:meta>
</office:document-meta>
</file>